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1.8854in"/>
    </style:style>
    <style:style style:name="co10" style:family="table-column">
      <style:table-column-properties fo:break-before="auto" style:column-width="1.5209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1.052in"/>
    </style:style>
    <style:style style:name="co13" style:family="table-column">
      <style:table-column-properties fo:break-before="auto" style:column-width="1.75in"/>
    </style:style>
    <style:style style:name="co1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0.6772in"/>
    </style:style>
    <style:style style:name="co17" style:family="table-column">
      <style:table-column-properties fo:break-before="auto" style:column-width="0.9689in"/>
    </style:style>
    <style:style style:name="co18" style:family="table-column">
      <style:table-column-properties fo:break-before="auto" style:column-width="0.802in"/>
    </style:style>
    <style:style style:name="co19" style:family="table-column">
      <style:table-column-properties fo:break-before="auto" style:column-width="0.8752in"/>
    </style:style>
    <style:style style:name="co20" style:family="table-column">
      <style:table-column-properties fo:break-before="auto" style:column-width="0.7398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/>
    <style:style style:name="ce4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4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4" table:number-columns-repeated="1016" table:default-cell-style-name="ce6"/>
        <table:table-column table:style-name="co8" table:default-cell-style-name="ce6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héoph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Féli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5" calcext:value-type="float">
            <text:p>33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6.5" calcext:value-type="float">
            <text:p>-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5" calcext:value-type="float">
            <text:p>-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6.5" calcext:value-type="float">
            <text:p>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.5" calcext:value-type="float">
            <text:p>-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.5" calcext:value-type="float">
            <text:p>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8.5" calcext:value-type="float">
            <text:p>-28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5" calcext:value-type="float">
            <text:p>2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1.5" calcext:value-type="float">
            <text:p>-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77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4" table:number-columns-repeated="1016" table:default-cell-style-name="ce6"/>
        <table:table-column table:style-name="co8" table:default-cell-style-name="ce6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 style:data-style-name="N2" text:time-value="14:01:29.268870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8-25T14:02:06.416207241</dc:date>
    <meta:editing-cycles>87</meta:editing-cycles>
    <meta:editing-duration>PT5H13M53S</meta:editing-duration>
    <meta:document-statistic meta:table-count="2" meta:cell-count="14584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